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9d07" officeooo:paragraph-rsid="001a9d07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dcbe" officeooo:paragraph-rsid="001cdcbe" style:font-style-asian="normal" style:font-weight-asian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7b08" officeooo:paragraph-rsid="001e7b08" style:font-style-asian="normal" style:font-weight-asian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rsid="001e7b08" officeooo:paragraph-rsid="001e7b08"/>
    </style:style>
    <style:style style:name="P10" style:family="paragraph" style:parent-style-name="Table_20_Contents">
      <style:paragraph-properties fo:text-align="start" style:justify-single-word="false"/>
      <style:text-properties officeooo:rsid="00201a60" officeooo:paragraph-rsid="00201a60"/>
    </style:style>
    <style:style style:name="P11" style:family="paragraph" style:parent-style-name="Table_20_Contents">
      <style:paragraph-properties fo:text-align="start" style:justify-single-word="false"/>
      <style:text-properties officeooo:rsid="0020ec30" officeooo:paragraph-rsid="0020ec30"/>
    </style:style>
    <style:style style:name="P12" style:family="paragraph" style:parent-style-name="Table_20_Contents">
      <style:paragraph-properties fo:text-align="start" style:justify-single-word="false"/>
      <style:text-properties officeooo:rsid="0021b13c" officeooo:paragraph-rsid="0021b13c"/>
    </style:style>
    <style:style style:name="P13" style:family="paragraph" style:parent-style-name="Table_20_Contents">
      <style:paragraph-properties fo:text-align="start" style:justify-single-word="false"/>
      <style:text-properties officeooo:rsid="00228fb3" officeooo:paragraph-rsid="00228fb3"/>
    </style:style>
    <style:style style:name="P14" style:family="paragraph" style:parent-style-name="Table_20_Contents">
      <style:paragraph-properties fo:text-align="start" style:justify-single-word="false"/>
      <style:text-properties officeooo:rsid="0024f511" officeooo:paragraph-rsid="0024f511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9d07"/>
    </style:style>
    <style:style style:name="T4" style:family="text">
      <style:text-properties officeooo:rsid="001b679e"/>
    </style:style>
    <style:style style:name="T5" style:family="text">
      <style:text-properties officeooo:rsid="00201a60"/>
    </style:style>
    <style:style style:name="T6" style:family="text">
      <style:text-properties officeooo:rsid="00216d02"/>
    </style:style>
    <style:style style:name="T7" style:family="text">
      <style:text-properties officeooo:rsid="00236d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6th</text:span> of <text:span text:style-name="T3">April</text:span> 202<text:span text:style-name="T3">2</text:span> under the <text:span text:style-name="T3">13th</text:span> PA Meeting.</text:p>
      <text:p text:style-name="P1"/>
      <text:p text:style-name="P1">The Assembly, recognising the current situation,</text:p>
      <text:p text:style-name="P1"/>
      <text:p text:style-name="P5">Constitutes the need to overhaul the world heritage site system in the following ways.</text:p>
      <text:p text:style-name="P5">1. By establishing 3 categories.</text:p>
      <text:p text:style-name="P5">a. Protected, this would entail that no changes may be made without PA authorization and all universal rules apply regardless of state control.</text:p>
      <text:p text:style-name="P5">b. Semi-protected, this would entail that only limited changes may be made with authorization of the authorit(y/ies) <text:span text:style-name="T4">which are looking out for the reason the site has been recognised as WHS</text:span> (usually the recognised entity it is in, <text:span text:style-name="T5">or an administrative division</text:span>). <text:span text:style-name="T4">For bigger changes PA authorization is required.</text:span></text:p>
      <text:p text:style-name="P6">c. Natural, this would entail that only very limited terraforming may take place.</text:p>
      <text:p text:style-name="P7">2. To set up all existing sites and expand them to be:</text:p>
      <table:table table:name="Table1" table:style-name="Table1">
        <table:table-column table:style-name="Table1.A" table:number-columns-repeated="3"/>
        <table:table-row table:style-name="TableLine94552849239600">
          <table:table-cell table:style-name="Table1.A1" office:value-type="string">
            <text:p text:style-name="P9">Location</text:p>
          </table:table-cell>
          <table:table-cell table:style-name="Table1.A1" office:value-type="string">
            <text:p text:style-name="P9">Category</text:p>
          </table:table-cell>
          <table:table-cell table:style-name="Table1.C1" office:value-type="string">
            <text:p text:style-name="P9">Authority/Authorities</text:p>
          </table:table-cell>
        </table:table-row>
        <table:table-row table:style-name="TableLine94552849239600">
          <table:table-cell table:style-name="Table1.A2" office:value-type="string">
            <text:p text:style-name="P9">The lake and its banks at X260, Y62, Z420 in the overworld</text:p>
          </table:table-cell>
          <table:table-cell table:style-name="Table1.A2" office:value-type="string">
            <text:p text:style-name="P9">Semi-protected</text:p>
          </table:table-cell>
          <table:table-cell table:style-name="Table1.C2" office:value-type="string">
            <text:p text:style-name="P9">Argos</text:p>
          </table:table-cell>
        </table:table-row>
        <table:table-row table:style-name="TableLine94552849239600">
          <table:table-cell table:style-name="Table1.A2" office:value-type="string">
            <text:p text:style-name="P8">The village and its surroundings at X20, Y63, Z-210 aka “The Pillage”</text:p>
          </table:table-cell>
          <table:table-cell table:style-name="Table1.A2" office:value-type="string">
            <text:p text:style-name="P9">Semi-protected</text:p>
          </table:table-cell>
          <table:table-cell table:style-name="Table1.C2" office:value-type="string">
            <text:p text:style-name="P9">Jointly Osbos and The Federation of States</text:p>
          </table:table-cell>
        </table:table-row>
        <table:table-row table:style-name="TableLine94552849239600">
          <table:table-cell table:style-name="Table1.A2" office:value-type="string">
            <text:p text:style-name="P8">The village at and around X-292, Y65, Z1285 and its surroundings, extending up to the house at X-151, Y73, Z1291, aka “Spiral City”</text:p>
          </table:table-cell>
          <table:table-cell table:style-name="Table1.A2" office:value-type="string">
            <text:p text:style-name="P9">Protected</text:p>
          </table:table-cell>
          <table:table-cell table:style-name="Table1.C2" office:value-type="string">
            <text:p text:style-name="P9">People’s Assembly</text:p>
          </table:table-cell>
        </table:table-row>
        <table:table-row table:style-name="TableLine94552849239600">
          <table:table-cell table:style-name="Table1.A2" office:value-type="string">
            <text:p text:style-name="P9">The 3 mountainous islands with jungles around -X900, Y62, Z1335</text:p>
          </table:table-cell>
          <table:table-cell table:style-name="Table1.A2" office:value-type="string">
            <text:p text:style-name="P9">Protected</text:p>
          </table:table-cell>
          <table:table-cell table:style-name="Table1.C2" office:value-type="string">
            <text:p text:style-name="P9">People’s Assembly</text:p>
          </table:table-cell>
        </table:table-row>
        <table:table-row table:style-name="TableLine94552849239600">
          <table:table-cell table:style-name="Table1.A2" office:value-type="string">
            <text:p text:style-name="P10">West Chomsky island (Porpoistan)</text:p>
          </table:table-cell>
          <table:table-cell table:style-name="Table1.A2" office:value-type="string">
            <text:p text:style-name="P10">Semi-Protected</text:p>
          </table:table-cell>
          <table:table-cell table:style-name="Table1.C2" office:value-type="string">
            <text:p text:style-name="P10">Porpoistan (The Federation of States)</text:p>
          </table:table-cell>
        </table:table-row>
        <table:table-row table:style-name="TableLine94552849239600">
          <table:table-cell table:style-name="Table1.A2" office:value-type="string">
            <text:p text:style-name="P11">The ravine at and around X-725, Y<text:span text:style-name="T6">125</text:span>, Z-1600</text:p>
          </table:table-cell>
          <table:table-cell table:style-name="Table1.A2" office:value-type="string">
            <text:p text:style-name="P11">Protected</text:p>
          </table:table-cell>
          <table:table-cell table:style-name="Table1.C2" office:value-type="string">
            <text:p text:style-name="P11">People’s Assembly</text:p>
          </table:table-cell>
        </table:table-row>
        <table:table-row table:style-name="TableLine94552849239600">
          <table:table-cell table:style-name="Table1.A2" office:value-type="string">
            <text:p text:style-name="P12">The valley at and around X-800, Y85, Z-1650</text:p>
          </table:table-cell>
          <table:table-cell table:style-name="Table1.A2" office:value-type="string">
            <text:p text:style-name="P13">Natural</text:p>
          </table:table-cell>
          <table:table-cell table:style-name="Table1.C2" office:value-type="string">
            <text:p text:style-name="P13">N/A</text:p>
          </table:table-cell>
        </table:table-row>
        <table:table-row table:style-name="TableLine94552849239600">
          <table:table-cell table:style-name="Table1.A2" office:value-type="string">
            <text:p text:style-name="P8"><text:span text:style-name="T7">The cave-in at and around X-8191, Y150, Z5052 aka </text:span>“<text:span text:style-name="T7">Hell’s Gate”</text:span></text:p>
          </table:table-cell>
          <table:table-cell table:style-name="Table1.A2" office:value-type="string">
            <text:p text:style-name="P14">Natural</text:p>
          </table:table-cell>
          <table:table-cell table:style-name="Table1.C2" office:value-type="string">
            <text:p text:style-name="P14">N/A</text:p>
          </table:table-cell>
        </table:table-row>
      </table:table>
      <text:p text:style-name="P7"/>
      <text:p text:style-name="P1"/>
      <text:p text:style-name="P1"/>
      <text:p text:style-name="P4">And proceeds.</text:p>
      <text:p text:style-name="P1"/>
      <text:p text:style-name="P1">Signed by,</text:p>
      <text:p text:style-name="P1">_<text:span text:style-name="T3">yoran_</text:span></text:p>
      <text:p text:style-name="P1"/>
      <text:p text:style-name="P1"/>
      <text:p text:style-name="P1"/>
      <text:p text:style-name="Standard"><text:span text:style-name="T1">[</text:span><text:span text:style-name="T2">Motion 13-1: Major WHS overhaul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6T21:10:32.792873699</dc:date>
    <meta:editing-duration>PT25M51S</meta:editing-duration>
    <meta:editing-cycles>18</meta:editing-cycles>
    <meta:generator>LibreOffice/7.3.2.2$Linux_X86_64 LibreOffice_project/454130fadb9a820d3728b86ccb63c8f359d70528</meta:generator>
    <meta:document-statistic meta:table-count="1" meta:image-count="0" meta:object-count="0" meta:page-count="2" meta:paragraph-count="39" meta:word-count="267" meta:character-count="1667" meta:non-whitespace-character-count="1439"/>
  </office:meta>
</office:document-meta>
</file>